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1" style:family="table-cell" style:parent-style-name="Default">
      <style:table-cell-properties fo:border="0.74pt solid #000000"/>
      <style:text-properties fo:color="#000000" style:font-name="Arial" style:font-name-asian="Linux Libertine G" style:font-name-complex="Arial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3)'.D8"/>
      <style:map style:condition="cell-content()=&quot;Exception Rejected&quot;" style:apply-style-name="Orange_20_Fill" style:base-cell-address="'DATE (24-11-23)'.D8"/>
      <style:map style:condition="cell-content()=&quot;Compliance Expected&quot;" style:apply-style-name="Light_20_Green_20_Fill" style:base-cell-address="'DATE (24-11-23)'.D8"/>
      <style:map style:condition="cell-content()=&quot;Exception Granted&quot;" style:apply-style-name="Dark_20_Green_20_Fill" style:base-cell-address="'DATE (24-11-23)'.D8"/>
      <style:map style:condition="cell-content()=&quot;Compliant&quot;" style:apply-style-name="Emerald_20_Fill" style:base-cell-address="'DATE (24-11-23)'.D8"/>
      <style:map style:condition="cell-content()=&quot;Not-Applicable&quot;" style:apply-style-name="Note" style:base-cell-address="'DATE (24-11-23)'.D8"/>
      <style:map style:condition="cell-content()=&quot;Exception Requested&quot;" style:apply-style-name="Yellow_20_Fill" style:base-cell-address="'DATE (24-11-23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Linux Libertine G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23)'.D8">
          <table:error-message table:message-type="stop" table:display="true"/>
        </table:content-validation>
      </table:content-validations>
      <table:table table:name="DATE (24-11-23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[Insert Map Maker Name Here]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SPC-08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/Biome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compliant, but as per discussion with techChariot, planned changes will include a few new configurations. Have a few more biomes than currently listed (great plains, lake, cracked), but list never claims to be exhaustive.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e component spec must contain an exhaustive list of all biomes, but we will update it if you can implement those biomes soon.</text:p>
          </table:table-cell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Would like to add a new terrain mask for dirt 4 planet (but that can wait – have higher priorities right now)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ntains grassy islands, artifacts of player land generation.</text:p>
          </table:table-cell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Planet Inters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ddition: Great plains biome guarantees a horse scout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pec will be updated to include this information, no exception required. When can the changes be implemented?</text:p>
          </table:table-cell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looking through the list/code to double-check. Should be fi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Planet Intersection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ill need to add wood piles. Note: if antiquity mode, the oysters in outer space will be treated as gold piles (and thus prevent the intersections from containing gold). 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add commentary about Antiquity mode when you are ready.</text:p>
          </table:table-cell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f antiquity mode, will also include oysters some random distance from the plane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Good idea. Including that information here will give players notice to look for Oysters.</text:p>
          </table:table-cell>
        </table:table-row>
        <table:table-row table:style-name="ro1">
          <table:table-cell table:style-name="ce4"/>
          <table:table-cell office:value-type="string" calcext:value-type="string">
            <text:p>7.C.1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Am considering adding relics to cracked biome, but likely will leave out due to time constraint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is would be required if you added a cracked biome – the spec says the relics appear on all biomes.</text:p>
          </table:table-cell>
        </table:table-row>
        <table:table-row table:style-name="ro1">
          <table:table-cell table:style-name="ce4"/>
          <table:table-cell office:value-type="string" calcext:value-type="string">
            <text:p>7.C.2</text:p>
          </table:table-cell>
          <table:table-cell office:value-type="string" calcext:value-type="string">
            <text:p>Convertible Building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pec does not say if the outpost should be <text:span text:style-name="T3">permanently</text:span><text:span text:style-name="T4"> capturable or not. Do the outposts behave like monuments?</text:span>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no-attack variant; does sometimes have other scouting units as well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pdated stats, have not tested in game yet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Scout properties are incorrect!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not quite ready yet (but mostly so)</text:p>
          </table:table-cell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Please consider archiving or removing HVN (old) version of Syzygy. It can make it confusing for people to locate the correct script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rename when I move to correct location (currently named BETA_Syzygy)</text:p>
          </table:table-cell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, should direct to SPC-09 not HVN-07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Permission not granted in title block for use in ALS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A version of Syzygy was uploaded in a map pack before the Space season was re-announced; Solution/changes discussed with techChari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Land generations featured in this map are regarded as unique from what was uploaded to the workshop.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Will be making changes that would increase file size significantly (so will need to recheck once changes are made, but currently is under 2.5kb)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829 of 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mad start: players start with same unit distributio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max of 5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fair within each bio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1" office:value-type="string" calcext:value-type="string">
            <text:p>Exception requested: City biome has neutral capturable outposts that only avoid forest terrain by 2 tiles (instead of the requisite 6). Was granted with earlier iteration with comment “This is fine. They are not interactive buildings, except for capture.”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is is fine. The outpost is only for vision, and the capture radius of most units exceeds the forest avoidanc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<text:span text:style-name="T1">Exception was granted with “</text:span><text:span text:style-name="T2">Capturing an outpost represents only a small advantage.” Request was “It is possible for a starting villager to start near a neutral capturable outpost (in the city biome). In this case, players would effectively start with an extra capturable outpost (likely to negligible impact, and likely to change control anyways).”</text:span>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component spec will need to be udated to reflect that ownership of the outposts can change depending on who is closest. The temporary bonus vision is regarded as a small advantage. There is no need for starting villagers to avoid these buildings.</text:p>
          </table:table-cell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aware of any situations where a unit is trapped, but would need to test more thoroughly to be certain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military unit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start, so no 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<text:span text:style-name="T1">“</text:span><text:span text:style-name="T2">Note: neutral capturable (and recapturable) outposts exist in city biome. Equidistance has little meaning in a nomad start, but each player may start with extra villagers surrounding one such neutral outpost.”</text:span>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Outposts are insignificant advantage</text:p>
          </table:table-cell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taking time to check, but shouldn’t have any issues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Unless you changed some rules to make forests look like useless plants (where people have mods to remove the graphics) it is fine.</text:p>
          </table:table-cell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ode out of date, does not trigger for “LOW_RESOURCES” situation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80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80];[.A84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80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80];[.A86])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2" table:formula="of:=COUNTIF([.$F$8:.$F$80];[.A86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80];[.A8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80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80];[.A88])" office:value-type="float" office:value="37" calcext:value-type="float" table:number-columns-spanned="2" table:number-rows-spanned="1">
            <text:p>37</text:p>
          </table:table-cell>
          <table:covered-table-cell/>
          <table:table-cell table:style-name="ce12" table:formula="of:=COUNTIF([.$F$8:.$F$80];[.A88])" office:value-type="float" office:value="37" calcext:value-type="float" table:number-columns-spanned="2" table:number-rows-spanned="1">
            <text:p>37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80];[.A89])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2" table:formula="of:=COUNTIF([.$F$8:.$F$80];[.A89])" office:value-type="float" office:value="4" calcext:value-type="float" table:number-columns-spanned="2" table:number-rows-spanned="1">
            <text:p>4</text:p>
          </table:table-cell>
          <table:covered-table-cell table:style-name="ce49"/>
        </table:table-row>
        <calcext:conditional-formats>
          <calcext:conditional-format calcext:target-range-address="'DATE (24-11-23)'.F40:'DATE (24-11-23)'.F42 'DATE (24-11-23)'.F44:'DATE (24-11-23)'.F44 'DATE (24-11-23)'.F46:'DATE (24-11-23)'.F49 'DATE (24-11-23)'.F51:'DATE (24-11-23)'.F54 'DATE (24-11-23)'.F56:'DATE (24-11-23)'.F56 'DATE (24-11-23)'.F58:'DATE (24-11-23)'.F59 'DATE (24-11-23)'.F61:'DATE (24-11-23)'.F63 'DATE (24-11-23)'.F65:'DATE (24-11-23)'.F72 'DATE (24-11-23)'.F74:'DATE (24-11-23)'.F74 'DATE (24-11-23)'.F76:'DATE (24-11-23)'.F76 'DATE (24-11-23)'.F78:'DATE (24-11-23)'.F78 'DATE (24-11-23)'.F80:'DATE (24-11-23)'.F80 'DATE (24-11-23)'.D40:'DATE (24-11-23)'.D42 'DATE (24-11-23)'.D44:'DATE (24-11-23)'.D44 'DATE (24-11-23)'.D46:'DATE (24-11-23)'.D49 'DATE (24-11-23)'.D51:'DATE (24-11-23)'.D54 'DATE (24-11-23)'.D56:'DATE (24-11-23)'.D56 'DATE (24-11-23)'.D58:'DATE (24-11-23)'.D59 'DATE (24-11-23)'.D61:'DATE (24-11-23)'.D63 'DATE (24-11-23)'.D65:'DATE (24-11-23)'.D72 'DATE (24-11-23)'.D74:'DATE (24-11-23)'.D74 'DATE (24-11-23)'.D76:'DATE (24-11-23)'.D76 'DATE (24-11-23)'.D78:'DATE (24-11-23)'.D78 'DATE (24-11-23)'.D80:'DATE (24-11-23)'.D80 'DATE (24-11-23)'.D8:'DATE (24-11-23)'.D37 'DATE (24-11-23)'.F8:'DATE (24-11-23)'.F37">
            <calcext:condition calcext:apply-style-name="Red Fill" calcext:value="=&quot;Non-Compliant&quot;" calcext:base-cell-address="'DATE (24-11-23)'.D8"/>
            <calcext:condition calcext:apply-style-name="Orange Fill" calcext:value="=&quot;Exception Rejected&quot;" calcext:base-cell-address="'DATE (24-11-23)'.D8"/>
            <calcext:condition calcext:apply-style-name="Light Green Fill" calcext:value="=&quot;Compliance Expected&quot;" calcext:base-cell-address="'DATE (24-11-23)'.D8"/>
            <calcext:condition calcext:apply-style-name="Dark Green Fill" calcext:value="=&quot;Exception Granted&quot;" calcext:base-cell-address="'DATE (24-11-23)'.D8"/>
            <calcext:condition calcext:apply-style-name="Emerald Fill" calcext:value="=&quot;Compliant&quot;" calcext:base-cell-address="'DATE (24-11-23)'.D8"/>
            <calcext:condition calcext:apply-style-name="Note" calcext:value="=&quot;Not-Applicable&quot;" calcext:base-cell-address="'DATE (24-11-23)'.D8"/>
            <calcext:condition calcext:apply-style-name="Yellow Fill" calcext:value="=&quot;Exception Requested&quot;" calcext:base-cell-address="'DATE (24-11-23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3T07:56:55.895000000</dc:date>
    <meta:editing-duration>P2DT18H5M15S</meta:editing-duration>
    <meta:editing-cycles>218</meta:editing-cycles>
    <meta:generator>LibreOffice/24.8.1.2$Windows_X86_64 LibreOffice_project/87fa9aec1a63e70835390b81c40bb8993f1d4ff6</meta:generator>
    <meta:document-statistic meta:table-count="1" meta:cell-count="297" meta:object-count="0"/>
  </office:meta>
</office:document-meta>
</file>